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paragraph-properties fo:line-height="200%" fo:text-align="start" style:justify-single-word="false" fo:break-before="page"/>
    </style:style>
    <style:style style:name="P3" style:family="paragraph" style:parent-style-name="DefaultHeading">
      <style:paragraph-properties fo:line-height="200%"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othy Cayer</text:p>
      <text:p text:style-name="P1">Professor Angelina Avedano</text:p>
      <text:p text:style-name="P1">English 102</text:p>
      <text:p text:style-name="P1">13 February 2018</text:p>
      <text:h text:style-name="P3" text:outline-level="1">Procrastination and ADHD</text:h>
      <text:p text:style-name="P1"><text:tab/>What exactly is ADHD? ADHD stands for Attention-Deficit/Hyperactivity Disorder, and is recognized by “a persistent pattern of inattention and/or hyperactivity-impulsivity that interferes with functioning or development.” About 4% of adults in the United States have ADHD; this number may not seem like a lot, but 4% of the current population (328.2 million) is still 13.1 million people. Why does this matter? In an age where innovation is automation, everyone has a lot more free time on their hands. But even with all this free time, some of us fall behind. Not all of them have ADHD, but from past experiences, I can confidently say most of them do. Some of those people are incredibly smart, but they still fall behind like the rest... Why is that? The short answer is procrastination. The long answer is: While everyone procrastinates, and some people with ADHD may procrastinate less, those who do have ADHD are a lot more likely to procrastinate, and they don't even know they're doing it.</text:p>
      <text:p text:style-name="P2"/>
      <text:p text:style-name="P1"><text:a xlink:type="simple" xlink:href="https://images.pearsonclinical.com/images/assets/basc-3/basc3resources/DSM5_DiagnosticCriteria_ADHD.pdf" text:style-name="Internet_20_link" text:visited-style-name="Visited_20_Internet_20_Link">https://images.pearsonclinical.com/images/assets/basc-3/basc3resources/DSM5_DiagnosticCriteria_ADHD.pdf</text:a></text:p>
      <text:p text:style-name="P1"><text:a xlink:type="simple" xlink:href="https://adaa.org/understanding-anxiety/related-illnesses/other-related-conditions/adult-adhd" text:style-name="Internet_20_link" text:visited-style-name="Visited_20_Internet_20_Link">https://adaa.org/understanding-anxiety/related-illnesses/other-related-conditions/adult-adhd</text:a></text:p>
      <text:p text:style-name="P1"><text:a xlink:type="simple" xlink:href="http://countrymeters.info/en/United_States_of_America_(USA" text:style-name="Internet_20_link" text:visited-style-name="Visited_20_Internet_20_Link">http://countrymeters.info/en/United_States_of_America_(USA</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Heading" style:family="paragraph" style:parent-style-name="Standard" style:default-outline-level="1"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13T11:18:00.87</meta:creation-date>
    <meta:generator>OpenOffice/4.1.3$Win32 OpenOffice.org_project/413m1$Build-9783</meta:generator>
    <dc:date>2018-02-13T12:14:56.08</dc:date>
    <dc:creator>Timothy Cayer</dc:creator>
    <meta:editing-duration>PT56M53S</meta:editing-duration>
    <meta:editing-cycles>4</meta:editing-cycles>
    <meta:document-statistic meta:table-count="0" meta:image-count="0" meta:object-count="0" meta:page-count="2" meta:paragraph-count="9" meta:word-count="182" meta:character-count="1341"/>
  </office:meta>
</office:document-meta>
</file>